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TagFactory.DefaultTagFactory( Class tag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TagFactory.DefaultTag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DefaultTagFactory.getTag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TagFactory.setTagClass( Class tag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TagFactory.createTag( String name , Attributes attribute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